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4.707cm"/>
    </style:style>
    <style:style style:name="gr2" style:family="graphic" style:parent-style-name="standard">
      <style:graphic-properties draw:textarea-horizontal-align="left" draw:textarea-vertical-align="middle" draw:auto-grow-height="false" fo:min-height="9.783cm" fo:min-width="11.438cm"/>
    </style:style>
    <style:style style:name="gr3" style:family="graphic" style:parent-style-name="standard">
      <style:graphic-properties draw:textarea-horizontal-align="left" draw:textarea-vertical-align="middle" draw:auto-grow-height="false" fo:min-height="4.068cm" fo:min-width="11.438cm"/>
    </style:style>
    <style:style style:name="P1" style:family="paragraph">
      <style:paragraph-properties fo:text-align="center"/>
    </style:style>
    <style:style style:name="P2" style:family="paragraph">
      <style:paragraph-properties fo:text-align="justify">
        <style:tab-stops/>
      </style:paragraph-properties>
      <style:text-properties fo:font-size="8pt" style:font-size-asian="8pt" style:font-size-complex="18pt"/>
    </style:style>
    <style:style style:name="T1" style:family="text">
      <style:text-properties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0.762cm" svg:x="1.127cm" svg:y="13.192cm">
          <text:p text:style-name="P1">Ping/Pong/Mee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38cm" svg:height="10.033cm" svg:x="0.873cm" svg:y="2.651cm">
          <text:p text:style-name="P2"><text:span text:style-name="T1">cluster</text:span><text:span text:style-name="T1">交互的消息头</text:span></text:p>
          <text:p text:style-name="P2"><text:span text:style-name="T1"/></text:p>
          <text:p text:style-name="P2"><text:span text:style-name="T1">struct clusterMsg {</text:span></text:p>
          <text:p text:style-name="P2"><text:span text:style-name="T1"><text:tab/></text:span><text:span text:style-name="T1">char sig[4];//</text:span><text:span text:style-name="T1">固定值</text:span><text:span text:style-name="T1">RCmb</text:span></text:p>
          <text:p text:style-name="P2"><text:span text:style-name="T1"><text:tab/></text:span><text:span text:style-name="T1">uint32 tolen;//</text:span><text:span text:style-name="T1">消息体总长度</text:span><text:span text:style-name="T1">,</text:span><text:span text:style-name="T1">包含头部长度</text:span></text:p>
          <text:p text:style-name="P2"><text:span text:style-name="T1"><text:tab/></text:span><text:span text:style-name="T1">uint16 version;//</text:span><text:span text:style-name="T1">消息版本号</text:span><text:span text:style-name="T1">,</text:span><text:span text:style-name="T1">目前为</text:span><text:span text:style-name="T1">1</text:span></text:p>
          <text:p text:style-name="P2"><text:span text:style-name="T1"><text:tab/></text:span><text:span text:style-name="T1">uint16 port;//</text:span><text:span text:style-name="T1">实例的对外监听端口号</text:span></text:p>
          <text:p text:style-name="P2"><text:span text:style-name="T1"><text:tab/></text:span><text:span text:style-name="T1">uint16 type;//</text:span><text:span text:style-name="T1">消息</text:span><text:span text:style-name="T1">body</text:span><text:span text:style-name="T1">类别</text:span></text:p>
          <text:p text:style-name="P2"><text:span text:style-name="T1"><text:tab/></text:span><text:span text:style-name="T1">uint16 count;//</text:span><text:span text:style-name="T1">消息</text:span><text:span text:style-name="T1">body</text:span><text:span text:style-name="T1">里存储的消息个数</text:span><text:span text:style-name="T1">,</text:span><text:span text:style-name="T1">目前只对</text:span><text:span text:style-name="T1">ping pong meet</text:span><text:span text:style-name="T1">消息有效</text:span></text:p>
          <text:p text:style-name="P2"><text:span text:style-name="T1"><text:tab/></text:span><text:span text:style-name="T1">uint64 currentEpoch;//</text:span><text:span text:style-name="T1">发送者记录的集群纪元</text:span></text:p>
          <text:p text:style-name="P2"><text:span text:style-name="T1"><text:tab/></text:span><text:span text:style-name="T1">uint64 configEpoch;//</text:span><text:span text:style-name="T1">发送者记录的自身配置纪元</text:span></text:p>
          <text:p text:style-name="P2"><text:span text:style-name="T1"><text:tab/></text:span><text:span text:style-name="T1">uint64 offset;//</text:span><text:span text:style-name="T1">复制偏移量</text:span></text:p>
          <text:p text:style-name="P2"><text:span text:style-name="T1"><text:tab/></text:span><text:span text:style-name="T1">char sender[40];//</text:span><text:span text:style-name="T1">发送者的节点</text:span><text:span text:style-name="T1">id</text:span></text:p>
          <text:p text:style-name="P2"><text:span text:style-name="T1"><text:tab/></text:span><text:span text:style-name="T1">unsigned char senderSlot[2048];//</text:span><text:span text:style-name="T1">发送者记录的主节点的槽位图</text:span></text:p>
          <text:p text:style-name="P2"><text:span text:style-name="T1"><text:tab/></text:span><text:span text:style-name="T1">char slaveof[40];//</text:span><text:span text:style-name="T1">发送者对应的主节点</text:span><text:span text:style-name="T1">id</text:span></text:p>
          <text:p text:style-name="P2"><text:span text:style-name="T1"><text:tab/></text:span><text:span text:style-name="T1">char myip[46];//</text:span><text:span text:style-name="T1">发送者节点</text:span><text:span text:style-name="T1">ip</text:span></text:p>
          <text:p text:style-name="P2"><text:span text:style-name="T1"><text:tab/></text:span><text:span text:style-name="T1">char notused[34];//</text:span><text:span text:style-name="T1">填充位</text:span></text:p>
          <text:p text:style-name="P2"><text:span text:style-name="T1"><text:tab/></text:span><text:span text:style-name="T1">uint16 cport;//</text:span><text:span text:style-name="T1">发送者自身的集群通信端口号</text:span></text:p>
          <text:p text:style-name="P2"><text:span text:style-name="T1"><text:tab/></text:span><text:span text:style-name="T1">uint16 flags;//</text:span><text:span text:style-name="T1">发送者自身节点的标记字段</text:span><text:span text:style-name="T1"><text:tab/></text:span></text:p>
          <text:p text:style-name="P2"><text:span text:style-name="T1"><text:tab/></text:span><text:span text:style-name="T1">char state;//</text:span><text:span text:style-name="T1">发送者记录的集群状态</text:span></text:p>
          <text:p text:style-name="P2"><text:span text:style-name="T1"><text:tab/></text:span><text:span text:style-name="T1">char mflags[3]; //</text:span><text:span text:style-name="T1">消息标记</text:span></text:p>
          <text:p text:style-name="P2"><text:span text:style-name="T1"><text:tab/></text:span><text:span text:style-name="T1">union clusterMsgData data;//</text:span><text:span text:style-name="T1">消息体</text:span></text:p>
          <text:p text:style-name="P2"><text:span text:style-name="T1">}</text:span></text:p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2" draw:layer="layout" svg:width="11.938cm" svg:height="4.318cm" svg:x="1.127cm" svg:y="13.981cm">
          <text:p text:style-name="P2"><text:span text:style-name="T1">struct </text:span><text:span text:style-name="T1">clusterMsgDataG</text:span><text:span text:style-name="T1">ossip {</text:span></text:p>
          <text:p text:style-name="P2"><text:span text:style-name="T1"><text:tab/></text:span><text:span text:style-name="T1">char </text:span><text:span text:style-name="T1">nodename[40];//</text:span><text:span text:style-name="T1">节点标识</text:span></text:p>
          <text:p text:style-name="P2"><text:span text:style-name="T1"><text:tab/></text:span><text:span text:style-name="T1">uint32 </text:span><text:span text:style-name="T1">ping_sent;//</text:span><text:span text:style-name="T1">最新</text:span><text:span text:style-name="T1">发送</text:span><text:span text:style-name="T1">ping</text:span><text:span text:style-name="T1">的时刻</text:span></text:p>
          <text:p text:style-name="P2"><text:span text:style-name="T1"><text:tab/></text:span><text:span text:style-name="T1">uint32 </text:span><text:span text:style-name="T1">pong_received;//</text:span><text:span text:style-name="T1">最新收到</text:span><text:span text:style-name="T1">pong</text:span><text:span text:style-name="T1">的</text:span><text:span text:style-name="T1">时刻</text:span></text:p>
          <text:p text:style-name="P2"><text:span text:style-name="T1"><text:tab/></text:span><text:span text:style-name="T1">char </text:span><text:span text:style-name="T1">ip[46];//ip</text:span><text:span text:style-name="T1">地址</text:span></text:p>
          <text:p text:style-name="P2"><text:span text:style-name="T1"><text:tab/></text:span><text:span text:style-name="T1">uint16 </text:span><text:span text:style-name="T1">port;//</text:span><text:span text:style-name="T1">供客户使用</text:span><text:span text:style-name="T1">的端口号</text:span></text:p>
          <text:p text:style-name="P2"><text:span text:style-name="T1"><text:tab/></text:span><text:span text:style-name="T1">uint16 </text:span><text:span text:style-name="T1">cport;//</text:span><text:span text:style-name="T1">集群通信</text:span><text:span text:style-name="T1">监听端口号</text:span></text:p>
          <text:p text:style-name="P2"><text:span text:style-name="T1"><text:tab/></text:span><text:span text:style-name="T1">uint16 </text:span><text:span text:style-name="T1">flags;</text:span></text:p>
          <text:p text:style-name="P2"><text:span text:style-name="T1"><text:tab/></text:span><text:span text:style-name="T1">uint32 </text:span><text:span text:style-name="T1">notused;//</text:span><text:span text:style-name="T1">填充位</text:span></text:p>
          <text:p text:style-name="P2"><text:span text:style-name="T1">}</text:span></text:p>
          <draw:enhanced-geometry svg:viewBox="0 0 21600 21600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7:36:43.415461283</meta:creation-date>
    <dc:date>2020-02-11T11:02:02.795697825</dc:date>
    <meta:editing-duration>PT17H25M5S</meta:editing-duration>
    <meta:editing-cycles>31</meta:editing-cycles>
    <meta:generator>LibreOffice/6.1.5.2$Linux_X86_64 LibreOffice_project/10$Build-2</meta:generator>
    <meta:document-statistic meta:object-count="3"/>
  </office:meta>
</office:document-meta>
</file>